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91cm"/>
    </style:style>
    <style:style style:name="co2" style:family="table-column">
      <style:table-column-properties fo:break-before="auto" style:column-width="2.408cm"/>
    </style:style>
    <style:style style:name="co3" style:family="table-column">
      <style:table-column-properties fo:break-before="auto" style:column-width="2.46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836cm"/>
    </style:style>
    <style:style style:name="co6" style:family="table-column">
      <style:table-column-properties fo:break-before="auto" style:column-width="2.551cm"/>
    </style:style>
    <style:style style:name="ro1" style:family="table-row">
      <style:table-row-properties style:row-height="0.554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81d41a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calibration" table:style-name="ta1">
        <table:shapes>
          <draw:frame draw:z-index="0" draw:style-name="gr1" svg:width="10.34cm" svg:height="6.387cm" svg:x="9.547cm" svg:y="0cm">
            <draw:object draw:notify-on-update-of-ranges="calibration.C2:calibration.C10 calibration.B2:calibration.B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I_gamma</text:p>
          </table:table-cell>
          <table:table-cell table:style-name="ce1" office:value-type="string">
            <text:p>E_gamma</text:p>
          </table:table-cell>
          <table:table-cell table:style-name="ce1" office:value-type="string">
            <text:p>E_channel</text:p>
          </table:table-cell>
          <table:table-cell table:style-name="ce5" table:number-columns-repeated="3"/>
          <table:table-cell table:number-columns-repeated="4"/>
        </table:table-row>
        <table:table-row table:style-name="ro2">
          <table:table-cell office:value-type="float" office:value="28.58">
            <text:p>28,58</text:p>
          </table:table-cell>
          <table:table-cell office:value-type="float" office:value="121.7817">
            <text:p>121,7817</text:p>
          </table:table-cell>
          <table:table-cell office:value-type="float" office:value="756.87">
            <text:p>756,87</text:p>
          </table:table-cell>
          <table:table-cell table:number-columns-repeated="7"/>
        </table:table-row>
        <table:table-row table:style-name="ro2">
          <table:table-cell office:value-type="float" office:value="7.583">
            <text:p>7,583</text:p>
          </table:table-cell>
          <table:table-cell office:value-type="float" office:value="244.6975">
            <text:p>244,6975</text:p>
          </table:table-cell>
          <table:table-cell office:value-type="float" office:value="1673.26">
            <text:p>1673,26</text:p>
          </table:table-cell>
          <table:table-cell table:number-columns-repeated="7"/>
        </table:table-row>
        <table:table-row table:style-name="ro2">
          <table:table-cell office:value-type="float" office:value="26.5">
            <text:p>26,5</text:p>
          </table:table-cell>
          <table:table-cell office:value-type="float" office:value="344.2785">
            <text:p>344,2785</text:p>
          </table:table-cell>
          <table:table-cell office:value-type="float" office:value="2415.6">
            <text:p>2415,6</text:p>
          </table:table-cell>
          <table:table-cell table:number-columns-repeated="7"/>
        </table:table-row>
        <table:table-row table:style-name="ro2">
          <table:table-cell office:value-type="float" office:value="12.942">
            <text:p>12,942</text:p>
          </table:table-cell>
          <table:table-cell office:value-type="float" office:value="778.904">
            <text:p>778,904</text:p>
          </table:table-cell>
          <table:table-cell office:value-type="float" office:value="5658.11">
            <text:p>5658,11</text:p>
          </table:table-cell>
          <table:table-cell table:number-columns-repeated="7"/>
        </table:table-row>
        <table:table-row table:style-name="ro2">
          <table:table-cell office:value-type="float" office:value="4.245">
            <text:p>4,245</text:p>
          </table:table-cell>
          <table:table-cell office:value-type="float" office:value="867.378">
            <text:p>867,378</text:p>
          </table:table-cell>
          <table:table-cell office:value-type="float" office:value="6318.28">
            <text:p>6318,28</text:p>
          </table:table-cell>
          <table:table-cell table:number-columns-repeated="7"/>
        </table:table-row>
        <table:table-row table:style-name="ro2">
          <table:table-cell office:value-type="float" office:value="14.605">
            <text:p>14,605</text:p>
          </table:table-cell>
          <table:table-cell office:value-type="float" office:value="964.079">
            <text:p>964,079</text:p>
          </table:table-cell>
          <table:table-cell office:value-type="float" office:value="7040.33">
            <text:p>7040,33</text:p>
          </table:table-cell>
          <table:table-cell table:number-columns-repeated="7"/>
        </table:table-row>
        <table:table-row table:style-name="ro2">
          <table:table-cell office:value-type="float" office:value="13.644">
            <text:p>13,644</text:p>
          </table:table-cell>
          <table:table-cell office:value-type="float" office:value="1112.074">
            <text:p>1112,074</text:p>
          </table:table-cell>
          <table:table-cell office:value-type="float" office:value="8144.14">
            <text:p>8144,14</text:p>
          </table:table-cell>
          <table:table-cell table:number-columns-repeated="7"/>
        </table:table-row>
        <table:table-row table:style-name="ro2">
          <table:table-cell office:value-type="float" office:value="21.005">
            <text:p>21,005</text:p>
          </table:table-cell>
          <table:table-cell office:value-type="float" office:value="1408.006">
            <text:p>1408,006</text:p>
          </table:table-cell>
          <table:table-cell office:value-type="float" office:value="10354.7">
            <text:p>10354,7</text:p>
          </table:table-cell>
          <table:table-cell table:number-columns-repeated="7"/>
        </table:table-row>
        <table:table-row table:style-name="ro2" table:number-rows-repeated="5">
          <table:table-cell table:number-columns-repeated="10"/>
        </table:table-row>
        <table:table-row table:style-name="ro2">
          <table:table-cell table:number-columns-repeated="9"/>
          <table:table-cell table:style-name="ce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/>
          <table:table-cell table:style-name="ce2" office:value-type="string" table:number-columns-spanned="2" table:number-rows-spanned="1">
            <text:p>Energy calibration :</text:p>
          </table:table-cell>
          <table:covered-table-cell table:style-name="ce4"/>
          <table:table-cell table:number-columns-repeated="7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3" office:value-type="string">
            <text:p>b</text:p>
          </table:table-cell>
          <table:table-cell table:number-columns-repeated="7"/>
        </table:table-row>
        <table:table-row table:style-name="ro2">
          <table:table-cell/>
          <table:table-cell table:style-name="ce4" table:formula="of:=SLOPE([.B2:.B9];[.C2:.C9])" office:value-type="float" office:value="0.134021044559046">
            <text:p>0,1340210446</text:p>
          </table:table-cell>
          <table:table-cell table:style-name="ce4" table:formula="of:=INTERCEPT([.B2:.B13];[.C2:.C13])" office:value-type="float" office:value="20.4867956664143">
            <text:p>20,4867956664</text:p>
          </table:table-cell>
          <table:table-cell table:number-columns-repeated="7"/>
        </table:table-row>
        <table:table-row table:style-name="ro2" table:number-rows-repeated="104855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efficiency" table:style-name="ta1">
        <table:shapes>
          <draw:frame draw:z-index="0" draw:style-name="gr1" svg:width="15.999cm" svg:height="8.999cm" svg:x="29.823cm" svg:y="1.179cm">
            <draw:object draw:notify-on-update-of-ranges="efficiency.C4:efficiency.C15 efficiency.B4:efficiency.B1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5.999cm" svg:height="8.999cm" svg:x="29.954cm" svg:y="11.024cm">
            <draw:object draw:notify-on-update-of-ranges="efficiency.B4:efficiency.B15 efficiency.I4:efficiency.I15 efficiency.K4:efficiency.K15 efficiency.K4:efficiency.K1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row table:style-name="ro2">
          <table:table-cell office:value-type="string">
            <text:p>Activite source (Bq)= </text:p>
          </table:table-cell>
          <table:table-cell table:style-name="ce4" office:value-type="float" office:value="4325">
            <text:p>4325</text:p>
          </table:table-cell>
          <table:table-cell table:style-name="ce4" office:value-type="string">
            <text:p>@ 17/05/2016</text:p>
          </table:table-cell>
          <table:table-cell/>
          <table:table-cell table:style-name="ce6" office:value-type="float" office:value="2948">
            <text:p>2948</text:p>
          </table:table-cell>
          <table:table-cell table:style-name="ce6" office:value-type="string">
            <text:p>@ 9/11/2023</text:p>
          </table:table-cell>
          <table:table-cell table:number-columns-repeated="3"/>
          <table:table-cell office:value-type="string">
            <text:p>Gene @ 10Hz :</text:p>
          </table:table-cell>
          <table:table-cell office:value-type="string">
            <text:p>NaN</text:p>
          </table:table-cell>
        </table:table-row>
        <table:table-row table:style-name="ro2">
          <table:table-cell office:value-type="string">
            <text:p>Temps daq (sec)=</text:p>
          </table:table-cell>
          <table:table-cell office:value-type="float" office:value="1606.2">
            <text:p>1606,2</text:p>
          </table:table-cell>
          <table:table-cell table:number-columns-repeated="9"/>
        </table:table-row>
        <table:table-row table:style-name="ro2">
          <table:table-cell office:value-type="string">
            <text:p>I_gamma</text:p>
          </table:table-cell>
          <table:table-cell office:value-type="string">
            <text:p>Egamma</text:p>
          </table:table-cell>
          <table:table-cell office:value-type="string">
            <text:p>E_chann</text:p>
          </table:table-cell>
          <table:table-cell office:value-type="string">
            <text:p>err_E_chan</text:p>
          </table:table-cell>
          <table:table-cell office:value-type="string">
            <text:p>sigma</text:p>
          </table:table-cell>
          <table:table-cell office:value-type="string">
            <text:p>err_sigma</text:p>
          </table:table-cell>
          <table:table-cell office:value-type="string">
            <text:p>sum</text:p>
          </table:table-cell>
          <table:table-cell office:value-type="string">
            <text:p>err_sum</text:p>
          </table:table-cell>
          <table:table-cell office:value-type="string">
            <text:p>Eff %</text:p>
          </table:table-cell>
          <table:table-cell office:value-type="string">
            <text:p>resol</text:p>
          </table:table-cell>
          <table:table-cell office:value-type="string">
            <text:p>err_eff</text:p>
          </table:table-cell>
        </table:table-row>
        <table:table-row table:style-name="ro2">
          <table:table-cell office:value-type="float" office:value="28.58">
            <text:p>28,58</text:p>
          </table:table-cell>
          <table:table-cell office:value-type="float" office:value="121.7817">
            <text:p>121,7817</text:p>
          </table:table-cell>
          <table:table-cell office:value-type="float" office:value="587.577">
            <text:p>587,577</text:p>
          </table:table-cell>
          <table:table-cell office:value-type="float" office:value="0.0510637">
            <text:p>0,0510637</text:p>
          </table:table-cell>
          <table:table-cell office:value-type="float" office:value="7.57828">
            <text:p>7,57828</text:p>
          </table:table-cell>
          <table:table-cell office:value-type="float" office:value="0.0427705">
            <text:p>0,0427705</text:p>
          </table:table-cell>
          <table:table-cell office:value-type="float" office:value="33721.2">
            <text:p>33721,2</text:p>
          </table:table-cell>
          <table:table-cell office:value-type="float" office:value="204.43">
            <text:p>204,43</text:p>
          </table:table-cell>
          <table:table-cell table:formula="of:=[.G4]/[.$E$1]/([.A4]/100)/[.$B$2]*100" office:value-type="float" office:value="2.49180295078991">
            <text:p>2,4918029508</text:p>
          </table:table-cell>
          <table:table-cell table:formula="of:=2.35*[.E4]*[.$B$22]" office:value-type="float" office:value="2.92690663044674">
            <text:p>2,9269066304</text:p>
          </table:table-cell>
          <table:table-cell table:formula="of:=SQRT([.I4]*(0.05*0.05+[.H4]*[.H4]/[.G4]/[.G4]))" office:value-type="float" office:value="0.0795052614034135">
            <text:p>0,0795052614</text:p>
          </table:table-cell>
        </table:table-row>
        <table:table-row table:style-name="ro2">
          <table:table-cell office:value-type="float" office:value="7.583">
            <text:p>7,583</text:p>
          </table:table-cell>
          <table:table-cell office:value-type="float" office:value="244.6975">
            <text:p>244,6975</text:p>
          </table:table-cell>
          <table:table-cell office:value-type="float" office:value="1335.43">
            <text:p>1335,43</text:p>
          </table:table-cell>
          <table:table-cell office:value-type="float" office:value="0.133815">
            <text:p>0,133815</text:p>
          </table:table-cell>
          <table:table-cell office:value-type="float" office:value="7.47293">
            <text:p>7,47293</text:p>
          </table:table-cell>
          <table:table-cell office:value-type="float" office:value="0.112398">
            <text:p>0,112398</text:p>
          </table:table-cell>
          <table:table-cell office:value-type="float" office:value="5943.45">
            <text:p>5943,45</text:p>
          </table:table-cell>
          <table:table-cell office:value-type="float" office:value="93.3214">
            <text:p>93,3214</text:p>
          </table:table-cell>
          <table:table-cell table:formula="of:=[.G5]/[.$E$1]/([.A5]/100)/[.$B$2]*100" office:value-type="float" office:value="1.65527614687441">
            <text:p>1,6552761469</text:p>
          </table:table-cell>
          <table:table-cell table:formula="of:=2.35*[.E5]*[.$B$22]" office:value-type="float" office:value="2.88621802913912">
            <text:p>2,8862180291</text:p>
          </table:table-cell>
          <table:table-cell table:formula="of:=SQRT([.I5]*(0.05*0.05+[.H5]*[.H5]/[.G5]/[.G5]))" office:value-type="float" office:value="0.0674261088081793">
            <text:p>0,0674261088</text:p>
          </table:table-cell>
        </table:table-row>
        <table:table-row table:style-name="ro2">
          <table:table-cell office:value-type="float" office:value="26.5">
            <text:p>26,5</text:p>
          </table:table-cell>
          <table:table-cell office:value-type="float" office:value="344.2785">
            <text:p>344,2785</text:p>
          </table:table-cell>
          <table:table-cell office:value-type="float" office:value="1941">
            <text:p>1941</text:p>
          </table:table-cell>
          <table:table-cell office:value-type="float" office:value="0.0650332">
            <text:p>0,0650332</text:p>
          </table:table-cell>
          <table:table-cell office:value-type="float" office:value="7.78029">
            <text:p>7,78029</text:p>
          </table:table-cell>
          <table:table-cell office:value-type="float" office:value="0.0484789">
            <text:p>0,0484789</text:p>
          </table:table-cell>
          <table:table-cell office:value-type="float" office:value="18021.6">
            <text:p>18021,6</text:p>
          </table:table-cell>
          <table:table-cell office:value-type="float" office:value="139.878">
            <text:p>139,878</text:p>
          </table:table-cell>
          <table:table-cell table:formula="of:=[.G6]/[.$E$1]/([.A6]/100)/[.$B$2]*100" office:value-type="float" office:value="1.43621801965503">
            <text:p>1,4362180197</text:p>
          </table:table-cell>
          <table:table-cell table:formula="of:=2.35*[.E6]*[.$B$22]" office:value-type="float" office:value="3.00492755451085">
            <text:p>3,0049275545</text:p>
          </table:table-cell>
          <table:table-cell table:formula="of:=SQRT([.I6]*(0.05*0.05+[.H6]*[.H6]/[.G6]/[.G6]))" office:value-type="float" office:value="0.0606388343888527">
            <text:p>0,0606388344</text:p>
          </table:table-cell>
        </table:table-row>
        <table:table-row table:style-name="ro2">
          <table:table-cell office:value-type="float" office:value="2.234">
            <text:p>2,234</text:p>
          </table:table-cell>
          <table:table-cell office:value-type="float" office:value="411.1163">
            <text:p>411,1163</text:p>
          </table:table-cell>
          <table:table-cell office:value-type="float" office:value="2347.47">
            <text:p>2347,47</text:p>
          </table:table-cell>
          <table:table-cell office:value-type="float" office:value="0.370042">
            <text:p>0,370042</text:p>
          </table:table-cell>
          <table:table-cell office:value-type="float" office:value="8.298">
            <text:p>8,298</text:p>
          </table:table-cell>
          <table:table-cell office:value-type="float" office:value="0.322349">
            <text:p>0,322349</text:p>
          </table:table-cell>
          <table:table-cell office:value-type="float" office:value="1223.29">
            <text:p>1223,29</text:p>
          </table:table-cell>
          <table:table-cell office:value-type="float" office:value="47.2719">
            <text:p>47,2719</text:p>
          </table:table-cell>
          <table:table-cell table:formula="of:=[.G7]/[.$E$1]/([.A7]/100)/[.$B$2]*100" office:value-type="float" office:value="1.1564294845462">
            <text:p>1,1564294845</text:p>
          </table:table-cell>
          <table:table-cell table:formula="of:=2.35*[.E7]*[.$B$22]" office:value-type="float" office:value="3.20487910442041">
            <text:p>3,2048791044</text:p>
          </table:table-cell>
          <table:table-cell table:formula="of:=SQRT([.I7]*(0.05*0.05+[.H7]*[.H7]/[.G7]/[.G7]))" office:value-type="float" office:value="0.0679556521365699">
            <text:p>0,0679556521</text:p>
          </table:table-cell>
        </table:table-row>
        <table:table-row table:style-name="ro2">
          <table:table-cell office:value-type="float" office:value="2.821">
            <text:p>2,821</text:p>
          </table:table-cell>
          <table:table-cell office:value-type="float" office:value="443.965">
            <text:p>443,965</text:p>
          </table:table-cell>
          <table:table-cell office:value-type="float" office:value="2548.05">
            <text:p>2548,05</text:p>
          </table:table-cell>
          <table:table-cell office:value-type="float" office:value="0.281529">
            <text:p>0,281529</text:p>
          </table:table-cell>
          <table:table-cell office:value-type="float" office:value="7.81131">
            <text:p>7,81131</text:p>
          </table:table-cell>
          <table:table-cell office:value-type="float" office:value="0.243019">
            <text:p>0,243019</text:p>
          </table:table-cell>
          <table:table-cell office:value-type="float" office:value="1572.09">
            <text:p>1572,09</text:p>
          </table:table-cell>
          <table:table-cell office:value-type="float" office:value="49.5864">
            <text:p>49,5864</text:p>
          </table:table-cell>
          <table:table-cell table:formula="of:=[.G8]/[.$E$1]/([.A8]/100)/[.$B$2]*100" office:value-type="float" office:value="1.17692074569334">
            <text:p>1,1769207457</text:p>
          </table:table-cell>
          <table:table-cell table:formula="of:=2.35*[.E8]*[.$B$22]" office:value-type="float" office:value="3.01690819440229">
            <text:p>3,0169081944</text:p>
          </table:table-cell>
          <table:table-cell table:formula="of:=SQRT([.I8]*(0.05*0.05+[.H8]*[.H8]/[.G8]/[.G8]))" office:value-type="float" office:value="0.0641342016944653">
            <text:p>0,0641342017</text:p>
          </table:table-cell>
        </table:table-row>
        <table:table-row table:style-name="ro2">
          <table:table-cell office:value-type="float" office:value="12.942">
            <text:p>12,942</text:p>
          </table:table-cell>
          <table:table-cell office:value-type="float" office:value="778.904">
            <text:p>778,904</text:p>
          </table:table-cell>
          <table:table-cell office:value-type="float" office:value="4585.22">
            <text:p>4585,22</text:p>
          </table:table-cell>
          <table:table-cell office:value-type="float" office:value="0.148557">
            <text:p>0,148557</text:p>
          </table:table-cell>
          <table:table-cell office:value-type="float" office:value="8.87277">
            <text:p>8,87277</text:p>
          </table:table-cell>
          <table:table-cell office:value-type="float" office:value="0.126258">
            <text:p>0,126258</text:p>
          </table:table-cell>
          <table:table-cell office:value-type="float" office:value="4790.39">
            <text:p>4790,39</text:p>
          </table:table-cell>
          <table:table-cell office:value-type="float" office:value="74.1345">
            <text:p>74,1345</text:p>
          </table:table-cell>
          <table:table-cell table:formula="of:=[.G9]/[.$E$1]/([.A9]/100)/[.$B$2]*100" office:value-type="float" office:value="0.781704074815851">
            <text:p>0,7817040748</text:p>
          </table:table-cell>
          <table:table-cell table:formula="of:=2.35*[.E9]*[.$B$22]" office:value-type="float" office:value="3.42686854318248">
            <text:p>3,4268685432</text:p>
          </table:table-cell>
          <table:table-cell table:formula="of:=SQRT([.I9]*(0.05*0.05+[.H9]*[.H9]/[.G9]/[.G9]))" office:value-type="float" office:value="0.0462760790828824">
            <text:p>0,0462760791</text:p>
          </table:table-cell>
        </table:table-row>
        <table:table-row table:style-name="ro2">
          <table:table-cell office:value-type="float" office:value="4.245">
            <text:p>4,245</text:p>
          </table:table-cell>
          <table:table-cell office:value-type="float" office:value="867.378">
            <text:p>867,378</text:p>
          </table:table-cell>
          <table:table-cell office:value-type="float" office:value="5124.33">
            <text:p>5124,33</text:p>
          </table:table-cell>
          <table:table-cell office:value-type="float" office:value="0.354634">
            <text:p>0,354634</text:p>
          </table:table-cell>
          <table:table-cell office:value-type="float" office:value="8.90225">
            <text:p>8,90225</text:p>
          </table:table-cell>
          <table:table-cell office:value-type="float" office:value="0.290031">
            <text:p>0,290031</text:p>
          </table:table-cell>
          <table:table-cell office:value-type="float" office:value="1282.44">
            <text:p>1282,44</text:p>
          </table:table-cell>
          <table:table-cell office:value-type="float" office:value="44.4692">
            <text:p>44,4692</text:p>
          </table:table-cell>
          <table:table-cell table:formula="of:=[.G10]/[.$E$1]/([.A10]/100)/[.$B$2]*100" office:value-type="float" office:value="0.63801701384395">
            <text:p>0,6380170138</text:p>
          </table:table-cell>
          <table:table-cell table:formula="of:=2.35*[.E10]*[.$B$22]" office:value-type="float" office:value="3.43825439953321">
            <text:p>3,4382543995</text:p>
          </table:table-cell>
          <table:table-cell table:formula="of:=SQRT([.I10]*(0.05*0.05+[.H10]*[.H10]/[.G10]/[.G10]))" office:value-type="float" office:value="0.0486023285424757">
            <text:p>0,0486023285</text:p>
          </table:table-cell>
        </table:table-row>
        <table:table-row table:style-name="ro2">
          <table:table-cell office:value-type="float" office:value="14.605">
            <text:p>14,605</text:p>
          </table:table-cell>
          <table:table-cell office:value-type="float" office:value="964.079">
            <text:p>964,079</text:p>
          </table:table-cell>
          <table:table-cell office:value-type="float" office:value="5711.98">
            <text:p>5711,98</text:p>
          </table:table-cell>
          <table:table-cell office:value-type="float" office:value="0.15693">
            <text:p>0,15693</text:p>
          </table:table-cell>
          <table:table-cell office:value-type="float" office:value="9.19396">
            <text:p>9,19396</text:p>
          </table:table-cell>
          <table:table-cell office:value-type="float" office:value="0.133546">
            <text:p>0,133546</text:p>
          </table:table-cell>
          <table:table-cell office:value-type="float" office:value="4525.09">
            <text:p>4525,09</text:p>
          </table:table-cell>
          <table:table-cell office:value-type="float" office:value="71.1074">
            <text:p>71,1074</text:p>
          </table:table-cell>
          <table:table-cell table:formula="of:=[.G11]/[.$E$1]/([.A11]/100)/[.$B$2]*100" office:value-type="float" office:value="0.654332601714266">
            <text:p>0,6543326017</text:p>
          </table:table-cell>
          <table:table-cell table:formula="of:=2.35*[.E11]*[.$B$22]" office:value-type="float" office:value="3.55091953372825">
            <text:p>3,5509195337</text:p>
          </table:table-cell>
          <table:table-cell table:formula="of:=SQRT([.I11]*(0.05*0.05+[.H11]*[.H11]/[.G11]/[.G11]))" office:value-type="float" office:value="0.042395829240822">
            <text:p>0,0423958292</text:p>
          </table:table-cell>
        </table:table-row>
        <table:table-row table:style-name="ro2">
          <table:table-cell office:value-type="float" office:value="10.207">
            <text:p>10,207</text:p>
          </table:table-cell>
          <table:table-cell office:value-type="float" office:value="1085.869">
            <text:p>1085,869</text:p>
          </table:table-cell>
          <table:table-cell office:value-type="float" office:value="6453.4">
            <text:p>6453,4</text:p>
          </table:table-cell>
          <table:table-cell office:value-type="float" office:value="0.15693">
            <text:p>0,15693</text:p>
          </table:table-cell>
          <table:table-cell office:value-type="float" office:value="9.95891">
            <text:p>9,95891</text:p>
          </table:table-cell>
          <table:table-cell office:value-type="float" office:value="0.133546">
            <text:p>0,133546</text:p>
          </table:table-cell>
          <table:table-cell office:value-type="float" office:value="3074.78">
            <text:p>3074,78</text:p>
          </table:table-cell>
          <table:table-cell office:value-type="float" office:value="71.1074">
            <text:p>71,1074</text:p>
          </table:table-cell>
          <table:table-cell table:formula="of:=[.G12]/[.$E$1]/([.A12]/100)/[.$B$2]*100" office:value-type="float" office:value="0.636192920484712">
            <text:p>0,6361929205</text:p>
          </table:table-cell>
          <table:table-cell table:formula="of:=2.35*[.E12]*[.$B$22]" office:value-type="float" office:value="3.84636087753717">
            <text:p>3,8463608775</text:p>
          </table:table-cell>
          <table:table-cell table:formula="of:=SQRT([.I12]*(0.05*0.05+[.H12]*[.H12]/[.G12]/[.G12]))" office:value-type="float" office:value="0.0439400294889422">
            <text:p>0,0439400295</text:p>
          </table:table-cell>
        </table:table-row>
        <table:table-row table:style-name="ro2">
          <table:table-cell office:value-type="float" office:value="1.727">
            <text:p>1,727</text:p>
          </table:table-cell>
          <table:table-cell office:value-type="float" office:value="1089.737">
            <text:p>1089,737</text:p>
          </table:table-cell>
          <table:table-cell office:value-type="float" office:value="6478.11">
            <text:p>6478,11</text:p>
          </table:table-cell>
          <table:table-cell office:value-type="float" office:value="0.15693">
            <text:p>0,15693</text:p>
          </table:table-cell>
          <table:table-cell office:value-type="float" office:value="9.95891">
            <text:p>9,95891</text:p>
          </table:table-cell>
          <table:table-cell office:value-type="float" office:value="0.133546">
            <text:p>0,133546</text:p>
          </table:table-cell>
          <table:table-cell office:value-type="float" office:value="484.478">
            <text:p>484,478</text:p>
          </table:table-cell>
          <table:table-cell table:formula="of:=SQRT([.G13])" office:value-type="float" office:value="22.0108609554465">
            <text:p>22,0108609554</text:p>
          </table:table-cell>
          <table:table-cell table:formula="of:=[.G13]/[.$E$1]/([.A13]/100)/[.$B$2]*100" office:value-type="float" office:value="0.59245398135473">
            <text:p>0,5924539814</text:p>
          </table:table-cell>
          <table:table-cell table:formula="of:=2.35*[.E13]*[.$B$22]" office:value-type="float" office:value="3.84636087753717">
            <text:p>3,8463608775</text:p>
          </table:table-cell>
          <table:table-cell table:formula="of:=SQRT([.I13]*(0.05*0.05+[.H13]*[.H13]/[.G13]/[.G13]))" office:value-type="float" office:value="0.052000054962014">
            <text:p>0,052000055</text:p>
          </table:table-cell>
        </table:table-row>
        <table:table-row table:style-name="ro2">
          <table:table-cell office:value-type="float" office:value="13.644">
            <text:p>13,644</text:p>
          </table:table-cell>
          <table:table-cell office:value-type="float" office:value="1112.074">
            <text:p>1112,074</text:p>
          </table:table-cell>
          <table:table-cell office:value-type="float" office:value="6612.9">
            <text:p>6612,9</text:p>
          </table:table-cell>
          <table:table-cell office:value-type="float" office:value="0.183459">
            <text:p>0,183459</text:p>
          </table:table-cell>
          <table:table-cell office:value-type="float" office:value="9.71425">
            <text:p>9,71425</text:p>
          </table:table-cell>
          <table:table-cell office:value-type="float" office:value="0.177804">
            <text:p>0,177804</text:p>
          </table:table-cell>
          <table:table-cell office:value-type="float" office:value="4002.79">
            <text:p>4002,79</text:p>
          </table:table-cell>
          <table:table-cell office:value-type="float" office:value="68.7184">
            <text:p>68,7184</text:p>
          </table:table-cell>
          <table:table-cell table:formula="of:=[.G14]/[.$E$1]/([.A14]/100)/[.$B$2]*100" office:value-type="float" office:value="0.619575155627104">
            <text:p>0,6195751556</text:p>
          </table:table-cell>
          <table:table-cell table:formula="of:=2.35*[.E14]*[.$B$22]" office:value-type="float" office:value="3.75186753918004">
            <text:p>3,7518675392</text:p>
          </table:table-cell>
          <table:table-cell table:formula="of:=SQRT([.I14]*(0.05*0.05+[.H14]*[.H14]/[.G14]/[.G14]))" office:value-type="float" office:value="0.0416118209649934">
            <text:p>0,041611821</text:p>
          </table:table-cell>
        </table:table-row>
        <table:table-row table:style-name="ro2">
          <table:table-cell office:value-type="float" office:value="21.005">
            <text:p>21,005</text:p>
          </table:table-cell>
          <table:table-cell office:value-type="float" office:value="1408.006">
            <text:p>1408,006</text:p>
          </table:table-cell>
          <table:table-cell office:value-type="float" office:value="8413.16">
            <text:p>8413,16</text:p>
          </table:table-cell>
          <table:table-cell office:value-type="float" office:value="0.15456">
            <text:p>0,15456</text:p>
          </table:table-cell>
          <table:table-cell office:value-type="float" office:value="10.3508">
            <text:p>10,3508</text:p>
          </table:table-cell>
          <table:table-cell office:value-type="float" office:value="0.118279">
            <text:p>0,118279</text:p>
          </table:table-cell>
          <table:table-cell office:value-type="float" office:value="4982.84">
            <text:p>4982,84</text:p>
          </table:table-cell>
          <table:table-cell office:value-type="float" office:value="71.3288">
            <text:p>71,3288</text:p>
          </table:table-cell>
          <table:table-cell table:formula="of:=[.G15]/[.$E$1]/([.A15]/100)/[.$B$2]*100" office:value-type="float" office:value="0.500987806200794">
            <text:p>0,5009878062</text:p>
          </table:table-cell>
          <table:table-cell table:formula="of:=2.35*[.E15]*[.$B$22]" office:value-type="float" office:value="3.9977178397246">
            <text:p>3,9977178397</text:p>
          </table:table-cell>
          <table:table-cell table:formula="of:=SQRT([.I15]*(0.05*0.05+[.H15]*[.H15]/[.G15]/[.G15]))" office:value-type="float" office:value="0.0368120897539602">
            <text:p>0,0368120898</text:p>
          </table:table-cell>
        </table:table-row>
        <table:table-row table:style-name="ro2" table:number-rows-repeated="4">
          <table:table-cell table:number-columns-repeated="11"/>
        </table:table-row>
        <table:table-row table:style-name="ro2">
          <table:table-cell/>
          <table:table-cell table:style-name="ce2" office:value-type="string" table:number-columns-spanned="2" table:number-rows-spanned="1">
            <text:p>Energy calib:</text:p>
          </table:table-cell>
          <table:covered-table-cell table:style-name="ce4"/>
          <table:table-cell table:number-columns-repeated="8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3" office:value-type="string">
            <text:p>b</text:p>
          </table:table-cell>
          <table:table-cell table:number-columns-repeated="8"/>
        </table:table-row>
        <table:table-row table:style-name="ro2">
          <table:table-cell/>
          <table:table-cell table:style-name="ce4" table:formula="of:=SLOPE([.B4:.B15];[.C4:.C15])" office:value-type="float" office:value="0.164350246120337">
            <text:p>0,1643502461</text:p>
          </table:table-cell>
          <table:table-cell table:style-name="ce4" table:formula="of:=INTERCEPT([.B4:.B15];[.C4:.C15])" office:value-type="float" office:value="25.240818347796">
            <text:p>25,240818347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9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olanda Matea Macovei</meta:initial-creator>
    <meta:creation-date>2023-11-13T16:59:32.524912676</meta:creation-date>
    <dc:date>2023-12-06T15:38:22</dc:date>
    <meta:editing-duration>P7DT15H39M36S</meta:editing-duration>
    <meta:editing-cycles>67</meta:editing-cycles>
    <meta:generator>LibreOffice/3.5$Linux_X86_64 LibreOffice_project/350m1$Build-2</meta:generator>
    <meta:document-statistic meta:table-count="2" meta:cell-count="189" meta:object-count="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 loext:major-origin="0.5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341cm" svg:height="6.388cm" xlink:href=".." xlink:type="simple" chart:class="chart:scatter" chart:column-mapping="1 0" chart:style-name="ch1">
        <chart:plot-area chart:style-name="ch2" table:cell-range-address="calibration.B2:calibration.C10" svg:x="0.656cm" svg:y="0.643cm" svg:width="9.273cm" svg:height="5.198cm">
          <chartooo:coordinate-region svg:x="1.648cm" svg:y="0.842cm" svg:width="7.816cm" svg:height="4.35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calibration.B2:calibration.B10" chart:class="chart:scatter">
            <chart:domain table:cell-range-address="calibration.C2:calibration.C10"/>
            <chart:regression-curve chart:style-name="ch7">
              <chart:equation chart:display-r-square="true"/>
            </chart:regression-curve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6.87">
                <text:p>756.87</text:p>
                <draw:g>
                  <svg:desc>calibration.C2:calibration.C10</svg:desc>
                </draw:g>
              </table:table-cell>
              <table:table-cell office:value-type="float" office:value="121.7817">
                <text:p>121.7817</text:p>
                <draw:g>
                  <svg:desc>calibration.B2:calibration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73.26">
                <text:p>1673.26</text:p>
              </table:table-cell>
              <table:table-cell office:value-type="float" office:value="244.6975">
                <text:p>244.6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15.6">
                <text:p>2415.6</text:p>
              </table:table-cell>
              <table:table-cell office:value-type="float" office:value="344.2785">
                <text:p>344.27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58.11">
                <text:p>5658.11</text:p>
              </table:table-cell>
              <table:table-cell office:value-type="float" office:value="778.904">
                <text:p>778.9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18.28">
                <text:p>6318.28</text:p>
              </table:table-cell>
              <table:table-cell office:value-type="float" office:value="867.378">
                <text:p>867.3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40.33">
                <text:p>7040.33</text:p>
              </table:table-cell>
              <table:table-cell office:value-type="float" office:value="964.079">
                <text:p>964.0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44.14">
                <text:p>8144.14</text:p>
              </table:table-cell>
              <table:table-cell office:value-type="float" office:value="1112.074">
                <text:p>1112.0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354.7">
                <text:p>10354.7</text:p>
              </table:table-cell>
              <table:table-cell office:value-type="float" office:value="1408.006">
                <text:p>1408.0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 loext:major-origin="0.5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plot-area chart:style-name="ch2" table:cell-range-address="efficiency.B4:efficiency.C15" svg:x="0.77cm" svg:y="0.855cm" svg:width="14.59cm" svg:height="7.545cm">
          <chartooo:coordinate-region svg:x="1.762cm" svg:y="1.054cm" svg:width="13.226cm" svg:height="6.69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efficiency.B4:efficiency.B15" chart:class="chart:scatter">
            <chart:domain table:cell-range-address="efficiency.C4:efficiency.C15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7.577">
                <text:p>587.577</text:p>
                <draw:g>
                  <svg:desc>efficiency.C4:efficiency.C15</svg:desc>
                </draw:g>
              </table:table-cell>
              <table:table-cell office:value-type="float" office:value="121.7817">
                <text:p>121.7817</text:p>
                <draw:g>
                  <svg:desc>efficiency.B4:efficiency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35.43">
                <text:p>1335.43</text:p>
              </table:table-cell>
              <table:table-cell office:value-type="float" office:value="244.6975">
                <text:p>244.6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41">
                <text:p>1941</text:p>
              </table:table-cell>
              <table:table-cell office:value-type="float" office:value="344.2785">
                <text:p>344.27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47.47">
                <text:p>2347.47</text:p>
              </table:table-cell>
              <table:table-cell office:value-type="float" office:value="411.1163">
                <text:p>411.11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48.05">
                <text:p>2548.05</text:p>
              </table:table-cell>
              <table:table-cell office:value-type="float" office:value="443.965">
                <text:p>443.9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85.22">
                <text:p>4585.22</text:p>
              </table:table-cell>
              <table:table-cell office:value-type="float" office:value="778.904">
                <text:p>778.9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4.33">
                <text:p>5124.33</text:p>
              </table:table-cell>
              <table:table-cell office:value-type="float" office:value="867.378">
                <text:p>867.3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11.98">
                <text:p>5711.98</text:p>
              </table:table-cell>
              <table:table-cell office:value-type="float" office:value="964.079">
                <text:p>964.0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53.4">
                <text:p>6453.4</text:p>
              </table:table-cell>
              <table:table-cell office:value-type="float" office:value="1085.869">
                <text:p>1085.8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78.11">
                <text:p>6478.11</text:p>
              </table:table-cell>
              <table:table-cell office:value-type="float" office:value="1089.737">
                <text:p>1089.7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12.9">
                <text:p>6612.9</text:p>
              </table:table-cell>
              <table:table-cell office:value-type="float" office:value="1112.074">
                <text:p>1112.0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413.16">
                <text:p>8413.16</text:p>
              </table:table-cell>
              <table:table-cell office:value-type="float" office:value="1408.006">
                <text:p>1408.0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efficiency.K4:efficiency.K15" chart:error-lower-range="efficiency.K4:efficiency.K15"/>
    </style:style>
    <style:style style:name="ch3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 loext:major-origin="0.5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 chart:error-category="cell-range" chart:error-upper-range="efficiency.K4:efficiency.K15" chart:error-lower-range="efficiency.K4:efficiency.K15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efficiency.B4:efficiency.B15 efficiency.I4:efficiency.I15" svg:x="1.331cm" svg:y="0.855cm" svg:width="14.029cm" svg:height="6.984cm">
          <chartooo:coordinate-region svg:x="2.058cm" svg:y="1.054cm" svg:width="12.931cm" svg:height="6.138cm"/>
          <chart:axis chart:dimension="x" chart:name="primary-x" chart:style-name="ch3">
            <chart:title svg:x="7.772cm" svg:y="8.019cm" chart:style-name="ch4">
              <text:p>E (keV)</text:p>
            </chart:title>
          </chart:axis>
          <chart:axis chart:dimension="y" chart:name="primary-y" chart:style-name="ch5">
            <chart:title svg:x="0.451cm" svg:y="4.881cm" chart:style-name="ch6">
              <text:p>Eff (%)</text:p>
            </chart:title>
            <chart:grid chart:style-name="ch7" chart:class="major"/>
          </chart:axis>
          <chart:series chart:style-name="ch8" chart:values-cell-range-address="efficiency.I4:efficiency.I15" chart:class="chart:scatter">
            <chart:domain table:cell-range-address="efficiency.B4:efficiency.B15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1.7817">
                <text:p>121.7817</text:p>
                <draw:g>
                  <svg:desc>efficiency.B4:efficiency.B15</svg:desc>
                </draw:g>
              </table:table-cell>
              <table:table-cell office:value-type="float" office:value="2.49180295078991">
                <text:p>2.49180295078991</text:p>
                <draw:g>
                  <svg:desc>efficiency.I4:efficiency.I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4.6975">
                <text:p>244.6975</text:p>
              </table:table-cell>
              <table:table-cell office:value-type="float" office:value="1.65527614687441">
                <text:p>1.655276146874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4.2785">
                <text:p>344.2785</text:p>
              </table:table-cell>
              <table:table-cell office:value-type="float" office:value="1.43621801965503">
                <text:p>1.436218019655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1.1163">
                <text:p>411.1163</text:p>
              </table:table-cell>
              <table:table-cell office:value-type="float" office:value="1.1564294845462">
                <text:p>1.15642948454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3.965">
                <text:p>443.965</text:p>
              </table:table-cell>
              <table:table-cell office:value-type="float" office:value="1.17692074569334">
                <text:p>1.176920745693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8.904">
                <text:p>778.904</text:p>
              </table:table-cell>
              <table:table-cell office:value-type="float" office:value="0.781704074815851">
                <text:p>0.7817040748158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7.378">
                <text:p>867.378</text:p>
              </table:table-cell>
              <table:table-cell office:value-type="float" office:value="0.63801701384395">
                <text:p>0.638017013843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4.079">
                <text:p>964.079</text:p>
              </table:table-cell>
              <table:table-cell office:value-type="float" office:value="0.654332601714266">
                <text:p>0.6543326017142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85.869">
                <text:p>1085.869</text:p>
              </table:table-cell>
              <table:table-cell office:value-type="float" office:value="0.636192920484712">
                <text:p>0.6361929204847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89.737">
                <text:p>1089.737</text:p>
              </table:table-cell>
              <table:table-cell office:value-type="float" office:value="0.59245398135473">
                <text:p>0.592453981354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12.074">
                <text:p>1112.074</text:p>
              </table:table-cell>
              <table:table-cell office:value-type="float" office:value="0.619575155627104">
                <text:p>0.6195751556271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8.006">
                <text:p>1408.006</text:p>
              </table:table-cell>
              <table:table-cell office:value-type="float" office:value="0.500987806200794">
                <text:p>0.5009878062007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